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Lucida Sans" svg:font-family="Lucida Sans" style:font-family-generic="swiss" style:font-pitch="variable" svg:panose-1="2 11 6 2 3 5 4 2 2 4"/>
    <style:font-face style:name="Cascadia Code SemiLight" svg:font-family="Cascadia Code SemiLight" style:font-family-generic="modern" style:font-pitch="fixed" svg:panose-1="2 11 6 9 2 0 0 2 0 4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 fo:text-indent="-0.0986in"/>
      <style:text-properties style:font-name="Lucida Sans" style:font-name-complex="Cascadia Code SemiLight"/>
    </style:style>
    <style:style style:name="TableColumn3" style:family="table-column">
      <style:table-column-properties style:column-width="0.6895in" style:use-optimal-column-width="false"/>
    </style:style>
    <style:style style:name="TableColumn4" style:family="table-column">
      <style:table-column-properties style:column-width="1.6729in" style:use-optimal-column-width="false"/>
    </style:style>
    <style:style style:name="TableColumn5" style:family="table-column">
      <style:table-column-properties style:column-width="0.5909in" style:use-optimal-column-width="false"/>
    </style:style>
    <style:style style:name="TableColumn6" style:family="table-column">
      <style:table-column-properties style:column-width="0.443in" style:use-optimal-column-width="false"/>
    </style:style>
    <style:style style:name="TableColumn7" style:family="table-column">
      <style:table-column-properties style:column-width="0.443in" style:use-optimal-column-width="false"/>
    </style:style>
    <style:style style:name="TableColumn8" style:family="table-column">
      <style:table-column-properties style:column-width="0.5902in" style:use-optimal-column-width="false"/>
    </style:style>
    <style:style style:name="TableColumn9" style:family="table-column">
      <style:table-column-properties style:column-width="1.7722in" style:use-optimal-column-width="false"/>
    </style:style>
    <style:style style:name="TableColumn10" style:family="table-column">
      <style:table-column-properties style:column-width="0.5909in" style:use-optimal-column-width="false"/>
    </style:style>
    <style:style style:name="Table2" style:family="table">
      <style:table-properties style:width="6.793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none" fo:border-bottom="0.0208in double #000000" style:border-line-width-bottom="0.0069in 0.0069in 0.0069in" fo:border-right="none" style:writing-mode="lr-tb" fo:padding-top="0.0104in" fo:padding-left="0.0104in" fo:padding-bottom="0.0104in" fo:padding-right="0.0104in"/>
    </style:style>
    <style:style style:name="P1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7.5pt" style:font-size-asian="7.5pt" style:font-size-complex="7.5pt" style:language-asian="en" style:country-asian="AU"/>
    </style:style>
    <style:style style:name="TableCell14" style:family="table-cell">
      <style:table-cell-properties fo:border-top="none" fo:border-left="0.0069in dashed #000000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1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font-style="italic" style:font-style-asian="italic" style:font-style-complex="italic" style:letter-kerning="false" fo:font-size="7.5pt" style:font-size-asian="7.5pt" style:font-size-complex="7.5pt" style:language-asian="en" style:country-asian="AU"/>
    </style:style>
    <style:style style:name="TableCell16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1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7.5pt" style:font-size-asian="7.5pt" style:font-size-complex="7.5pt" style:language-asian="en" style:country-asian="AU"/>
    </style:style>
    <style:style style:name="TableCell18" style:family="table-cell">
      <style:table-cell-properties fo:border-top="none" fo:border-left="none" fo:border-bottom="0.0208in double #000000" style:border-line-width-bottom="0.0069in 0.0069in 0.0069in" fo:border-right="0.0416in solid #000000" style:writing-mode="lr-tb" style:vertical-align="middle" fo:padding-top="0.0104in" fo:padding-left="0.0104in" fo:padding-bottom="0.0104in" fo:padding-right="0.0104in"/>
    </style:style>
    <style:style style:name="P1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7.5pt" style:font-size-asian="7.5pt" style:font-size-complex="7.5pt" style:language-asian="en" style:country-asian="AU"/>
    </style:style>
    <style:style style:name="TableCell20" style:family="table-cell">
      <style:table-cell-properties fo:border-top="none" fo:border-left="0.0416in solid #000000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2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7.5pt" style:font-size-asian="7.5pt" style:font-size-complex="7.5pt" style:language-asian="en" style:country-asian="AU"/>
    </style:style>
    <style:style style:name="TableCell22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2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7.5pt" style:font-size-asian="7.5pt" style:font-size-complex="7.5pt" style:language-asian="en" style:country-asian="AU"/>
    </style:style>
    <style:style style:name="TableCell24" style:family="table-cell">
      <style:table-cell-properties fo:border-top="none" fo:border-left="none" fo:border-bottom="0.0208in double #000000" style:border-line-width-bottom="0.0069in 0.0069in 0.0069in" fo:border-right="0.0069in dashed #000000" style:writing-mode="lr-tb" style:vertical-align="middle" fo:padding-top="0.0104in" fo:padding-left="0.0104in" fo:padding-bottom="0.0104in" fo:padding-right="0.0104in"/>
    </style:style>
    <style:style style:name="P2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font-style="italic" style:font-style-asian="italic" style:font-style-complex="italic" style:letter-kerning="false" fo:font-size="7.5pt" style:font-size-asian="7.5pt" style:font-size-complex="7.5pt" style:language-asian="en" style:country-asian="AU"/>
    </style:style>
    <style:style style:name="TableCell26" style:family="table-cell">
      <style:table-cell-properties fo:border-top="none" fo:border-left="none" fo:border-bottom="0.0208in double #000000" style:border-line-width-bottom="0.0069in 0.0069in 0.0069in" fo:border-right="none" style:writing-mode="lr-tb" fo:padding-top="0.0104in" fo:padding-left="0.0104in" fo:padding-bottom="0.0104in" fo:padding-right="0.0104in"/>
    </style:style>
    <style:style style:name="P2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7.5pt" style:font-size-asian="7.5pt" style:font-size-complex="7.5pt" style:language-asian="en" style:country-asian="AU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3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3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2" style:parent-style-name="Normal" style:family="paragraph">
      <style:paragraph-properties fo:text-align="end" fo:margin-bottom="0in" fo:line-height="100%"/>
    </style:style>
    <style:style style:name="T33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34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35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3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38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3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40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4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4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46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4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48" style:family="table-row">
      <style:table-row-properties style:use-optimal-row-height="false"/>
    </style:style>
    <style:style style:name="P4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5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5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54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5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56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5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6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6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63" style:family="table-row">
      <style:table-row-properties style:use-optimal-row-height="false"/>
    </style:style>
    <style:style style:name="P6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6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6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69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7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71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7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7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7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78" style:family="table-row">
      <style:table-row-properties style:use-optimal-row-height="false"/>
    </style:style>
    <style:style style:name="P7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8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8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84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8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86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8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9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9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9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93" style:family="table-row">
      <style:table-row-properties style:use-optimal-row-height="false"/>
    </style:style>
    <style:style style:name="P9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9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9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99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10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101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10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10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10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107" style:family="table-row">
      <style:table-row-properties style:use-optimal-row-height="false"/>
    </style:style>
    <style:style style:name="P10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10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11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113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11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115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11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11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12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121" style:family="table-row">
      <style:table-row-properties style:use-optimal-row-height="false"/>
    </style:style>
    <style:style style:name="P12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12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12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127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12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129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13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13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13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135" style:family="table-row">
      <style:table-row-properties style:use-optimal-row-height="false"/>
    </style:style>
    <style:style style:name="P13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Cambria Math" style:font-name-asian="Times New Roman" style:font-name-complex="Cambria Math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13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8" style:parent-style-name="Normal" style:family="paragraph">
      <style:paragraph-properties fo:text-align="end" fo:margin-bottom="0in" fo:line-height="100%"/>
    </style:style>
    <style:style style:name="T139" style:parent-style-name="DefaultParagraphFont" style:family="text">
      <style:text-properties style:font-name="Cambria Math" style:font-name-asian="Times New Roman" style:font-name-complex="Cambria Math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140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141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142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14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4" style:parent-style-name="Normal" style:family="paragraph">
      <style:paragraph-properties fo:text-align="end" fo:margin-bottom="0in" fo:line-height="100%"/>
    </style:style>
    <style:style style:name="T145" style:parent-style-name="DefaultParagraphFont" style:family="text">
      <style:text-properties style:font-name="Cambria Math" style:font-name-asian="Times New Roman" style:font-name-complex="Cambria Math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146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147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14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149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15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15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15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155" style:family="table-row">
      <style:table-row-properties style:use-optimal-row-height="false"/>
    </style:style>
    <style:style style:name="P15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15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15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161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16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163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16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16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16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169" style:family="table-row">
      <style:table-row-properties style:use-optimal-row-height="false"/>
    </style:style>
    <style:style style:name="P17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17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17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175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17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177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17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18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18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183" style:family="table-row">
      <style:table-row-properties style:use-optimal-row-height="false"/>
    </style:style>
    <style:style style:name="P18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18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6" style:parent-style-name="Normal" style:family="paragraph">
      <style:paragraph-properties fo:text-align="end" fo:margin-bottom="0in" fo:line-height="100%"/>
    </style:style>
    <style:style style:name="T187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188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189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19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192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19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194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19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19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19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200" style:family="table-row">
      <style:table-row-properties style:use-optimal-row-height="false"/>
    </style:style>
    <style:style style:name="P20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20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20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206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20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08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1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21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21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214" style:family="table-row">
      <style:table-row-properties style:use-optimal-row-height="false"/>
    </style:style>
    <style:style style:name="P21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21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21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219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22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21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2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22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22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227" style:family="table-row">
      <style:table-row-properties style:use-optimal-row-height="false"/>
    </style:style>
    <style:style style:name="P22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22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23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232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23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34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3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23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23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240" style:family="table-row">
      <style:table-row-properties style:use-optimal-row-height="false"/>
    </style:style>
    <style:style style:name="P24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24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24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4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245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24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47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4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4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5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25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25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253" style:family="table-row">
      <style:table-row-properties style:use-optimal-row-height="false"/>
    </style:style>
    <style:style style:name="P25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25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25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5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258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25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60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6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6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6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26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26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266" style:family="table-row">
      <style:table-row-properties style:use-optimal-row-height="false"/>
    </style:style>
    <style:style style:name="P26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26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26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7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271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27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73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7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7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7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27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27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279" style:family="table-row">
      <style:table-row-properties style:use-optimal-row-height="false"/>
    </style:style>
    <style:style style:name="P28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28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28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8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284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28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86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8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8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8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29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29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292" style:family="table-row">
      <style:table-row-properties style:use-optimal-row-height="false"/>
    </style:style>
    <style:style style:name="P29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29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29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9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297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29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99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0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30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0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30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30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305" style:family="table-row">
      <style:table-row-properties style:use-optimal-row-height="false"/>
    </style:style>
    <style:style style:name="P30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307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308" style:parent-style-name="Normal" style:family="paragraph">
      <style:paragraph-properties fo:text-align="end" fo:margin-bottom="0in" fo:line-height="100%"/>
    </style:style>
    <style:style style:name="T309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310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311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312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31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314" style:family="table-cell">
      <style:table-cell-properties fo:border-top="none" fo:border-left="none" fo:border-bottom="0.0069in solid #000000" fo:border-right="0.0416in solid #000000" style:writing-mode="lr-tb" style:vertical-align="middle" fo:padding-top="0.0104in" fo:padding-left="0.0104in" fo:padding-bottom="0.0104in" fo:padding-right="0.0104in"/>
    </style:style>
    <style:style style:name="P31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316" style:family="table-cell">
      <style:table-cell-properties fo:border-top="none" fo:border-left="0.0416in soli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31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318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31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320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32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32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32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32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27" style:parent-style-name="Normal" style:family="paragraph">
      <style:paragraph-properties fo:text-align="end" fo:margin-bottom="0in" fo:line-height="100%"/>
    </style:style>
    <style:style style:name="T328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329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330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ableCell33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3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333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33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335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3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33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3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33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4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ableCell341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34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Row343" style:family="table-row">
      <style:table-row-properties style:use-optimal-row-height="false"/>
    </style:style>
    <style:style style:name="P34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34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46" style:parent-style-name="Normal" style:family="paragraph">
      <style:paragraph-properties fo:text-align="end" fo:margin-bottom="0in" fo:line-height="100%"/>
    </style:style>
    <style:style style:name="T347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348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349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ableCell35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5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352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35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354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5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35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5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35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5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P36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Row361" style:family="table-row">
      <style:table-row-properties style:use-optimal-row-height="false"/>
    </style:style>
    <style:style style:name="P36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36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6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ableCell36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6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367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36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369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7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37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7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37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7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P37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Row376" style:family="table-row">
      <style:table-row-properties style:use-optimal-row-height="false"/>
    </style:style>
    <style:style style:name="P37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37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7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ableCell38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8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382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38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384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8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38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8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P38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P38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Row390" style:family="table-row">
      <style:table-row-properties style:use-optimal-row-height="false"/>
    </style:style>
    <style:style style:name="P39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39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9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ableCell39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9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396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39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398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9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40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0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P40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P40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Row404" style:family="table-row">
      <style:table-row-properties style:use-optimal-row-height="false"/>
    </style:style>
    <style:style style:name="P40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0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0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ableCell40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0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10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41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412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1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41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1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P41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P41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Row418" style:family="table-row">
      <style:table-row-properties style:use-optimal-row-height="false"/>
    </style:style>
    <style:style style:name="P41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2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2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ableCell42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2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24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42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426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2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42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2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P43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P43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Row432" style:family="table-row">
      <style:table-row-properties style:use-optimal-row-height="false"/>
    </style:style>
    <style:style style:name="P43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3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3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ableCell43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3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38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43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440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4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44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4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P44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P44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Row446" style:family="table-row">
      <style:table-row-properties style:use-optimal-row-height="false"/>
    </style:style>
    <style:style style:name="P44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4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4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ableCell45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5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52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45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454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5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45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5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P45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P45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Row460" style:family="table-row">
      <style:table-row-properties style:use-optimal-row-height="false"/>
    </style:style>
    <style:style style:name="P46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6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6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ableCell46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6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66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46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468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6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47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7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P47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P47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Row474" style:family="table-row">
      <style:table-row-properties style:use-optimal-row-height="false"/>
    </style:style>
    <style:style style:name="P47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7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7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ableCell47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7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80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48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482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8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48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8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8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8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P48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Row489" style:family="table-row">
      <style:table-row-properties style:use-optimal-row-height="false"/>
    </style:style>
    <style:style style:name="P49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91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492" style:parent-style-name="Normal" style:family="paragraph">
      <style:paragraph-properties fo:text-align="end" fo:margin-bottom="0in" fo:line-height="100%"/>
    </style:style>
    <style:style style:name="T493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494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495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ableCell496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49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98" style:family="table-cell">
      <style:table-cell-properties fo:border-top="none" fo:border-left="none" fo:border-bottom="0.0069in solid #000000" fo:border-right="0.0416in solid #000000" style:writing-mode="lr-tb" style:vertical-align="middle" fo:padding-top="0.0104in" fo:padding-left="0.0104in" fo:padding-bottom="0.0104in" fo:padding-right="0.0104in"/>
    </style:style>
    <style:style style:name="P49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500" style:family="table-cell">
      <style:table-cell-properties fo:border-top="none" fo:border-left="0.0416in soli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50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502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50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504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50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P50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Row507" style:family="table-row">
      <style:table-row-properties style:use-optimal-row-height="false"/>
    </style:style>
    <style:style style:name="TableCell508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50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51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1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TableCell51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1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514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51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516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1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51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1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52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2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TableCell522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52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Row524" style:family="table-row">
      <style:table-row-properties style:use-optimal-row-height="false"/>
    </style:style>
    <style:style style:name="P52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52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2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TableCell52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2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530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53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532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3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53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3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53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3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P53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Row539" style:family="table-row">
      <style:table-row-properties style:use-optimal-row-height="false"/>
    </style:style>
    <style:style style:name="P54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54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4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TableCell54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4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545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54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547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4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54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5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55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5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P55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Row554" style:family="table-row">
      <style:table-row-properties style:use-optimal-row-height="false"/>
    </style:style>
    <style:style style:name="P55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P55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TableCell55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5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559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56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561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6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56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6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P56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P56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Row567" style:family="table-row">
      <style:table-row-properties style:use-optimal-row-height="false"/>
    </style:style>
    <style:style style:name="P56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569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570" style:parent-style-name="Normal" style:family="paragraph">
      <style:paragraph-properties fo:text-align="end" fo:margin-bottom="0in" fo:line-height="100%"/>
    </style:style>
    <style:style style:name="T571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ableCell57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7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574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57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576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7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57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7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580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58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P58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Row583" style:family="table-row">
      <style:table-row-properties style:use-optimal-row-height="false"/>
    </style:style>
    <style:style style:name="P58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P58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TableCell58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8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588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58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590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9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59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9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P59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P59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Row596" style:family="table-row">
      <style:table-row-properties style:use-optimal-row-height="false"/>
    </style:style>
    <style:style style:name="P59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P59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TableCell59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0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601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60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603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0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60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0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P60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P60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Row609" style:family="table-row">
      <style:table-row-properties style:use-optimal-row-height="false"/>
    </style:style>
    <style:style style:name="P61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P61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TableCell612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61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614" style:family="table-cell">
      <style:table-cell-properties fo:border-top="none" fo:border-left="none" fo:border-bottom="0.0069in solid #000000" fo:border-right="0.0416in solid #000000" style:writing-mode="lr-tb" style:vertical-align="middle" fo:padding-top="0.0104in" fo:padding-left="0.0104in" fo:padding-bottom="0.0104in" fo:padding-right="0.0104in"/>
    </style:style>
    <style:style style:name="P61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616" style:family="table-cell">
      <style:table-cell-properties fo:border-top="none" fo:border-left="0.0416in soli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61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618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61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P62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P62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62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62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2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ableCell62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2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629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63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631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3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63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3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63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3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ableCell637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63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Row639" style:family="table-row">
      <style:table-row-properties style:use-optimal-row-height="false"/>
    </style:style>
    <style:style style:name="P64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P64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ableCell64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4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644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64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646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4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64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4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P65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P65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Row652" style:family="table-row">
      <style:table-row-properties style:use-optimal-row-height="false"/>
    </style:style>
    <style:style style:name="P65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P65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ableCell65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5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657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65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659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6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66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6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P66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P66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Row665" style:family="table-row">
      <style:table-row-properties style:use-optimal-row-height="false"/>
    </style:style>
    <style:style style:name="P66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P66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ableCell66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6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670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67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672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7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67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7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P67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P67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Row678" style:family="table-row">
      <style:table-row-properties style:use-optimal-row-height="false"/>
    </style:style>
    <style:style style:name="P67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68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8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ableCell68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8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684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68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686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8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68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8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69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9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P69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Row693" style:family="table-row">
      <style:table-row-properties style:use-optimal-row-height="false"/>
    </style:style>
    <style:style style:name="P69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69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9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ableCell69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9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699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70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701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0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70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0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70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0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P70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Row708" style:family="table-row">
      <style:table-row-properties style:use-optimal-row-height="false"/>
    </style:style>
    <style:style style:name="P70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71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1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ableCell71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1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714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71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716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1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71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1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72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2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P72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Row723" style:family="table-row">
      <style:table-row-properties style:use-optimal-row-height="false"/>
    </style:style>
    <style:style style:name="P72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72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2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ableCell72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2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729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73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731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3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73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3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73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3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P73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Row738" style:family="table-row">
      <style:table-row-properties style:use-optimal-row-height="false"/>
    </style:style>
    <style:style style:name="P73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74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41" style:parent-style-name="Normal" style:family="paragraph">
      <style:paragraph-properties fo:text-align="end" fo:margin-bottom="0in" fo:line-height="100%"/>
    </style:style>
    <style:style style:name="T742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743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744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ableCell74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4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747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74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749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5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75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5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75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5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P75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Row756" style:family="table-row">
      <style:table-row-properties style:use-optimal-row-height="false"/>
    </style:style>
    <style:style style:name="P75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758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759" style:parent-style-name="Normal" style:family="paragraph">
      <style:paragraph-properties fo:text-align="end" fo:margin-bottom="0in" fo:line-height="100%"/>
    </style:style>
    <style:style style:name="T760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761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762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ableCell763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76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765" style:family="table-cell">
      <style:table-cell-properties fo:border-top="none" fo:border-left="none" fo:border-bottom="0.0069in solid #000000" fo:border-right="0.0416in solid #000000" style:writing-mode="lr-tb" style:vertical-align="middle" fo:padding-top="0.0104in" fo:padding-left="0.0104in" fo:padding-bottom="0.0104in" fo:padding-right="0.0104in"/>
    </style:style>
    <style:style style:name="P76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767" style:family="table-cell">
      <style:table-cell-properties fo:border-top="none" fo:border-left="0.0416in soli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76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769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77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771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77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P77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77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77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7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ableCell77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8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781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78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783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8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78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8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78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8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ableCell789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79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Row791" style:family="table-row">
      <style:table-row-properties style:use-optimal-row-height="false"/>
    </style:style>
    <style:style style:name="P79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P79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ableCell79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9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796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79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798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9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80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0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80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0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P80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Row805" style:family="table-row">
      <style:table-row-properties style:use-optimal-row-height="false"/>
    </style:style>
    <style:style style:name="P80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P80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ableCell80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0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810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81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812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1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81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1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81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1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P81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Row819" style:family="table-row">
      <style:table-row-properties style:use-optimal-row-height="false"/>
    </style:style>
    <style:style style:name="P82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P82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ableCell82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2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824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82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826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2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82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2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83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3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P83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Row833" style:family="table-row">
      <style:table-row-properties style:use-optimal-row-height="false"/>
    </style:style>
    <style:style style:name="P83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P83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ableCell83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3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838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83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840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4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84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4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84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4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P84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Row847" style:family="table-row">
      <style:table-row-properties style:use-optimal-row-height="false"/>
    </style:style>
    <style:style style:name="P84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P84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ableCell85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5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852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85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854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5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85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5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85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5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P86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Row861" style:family="table-row">
      <style:table-row-properties style:use-optimal-row-height="false"/>
    </style:style>
    <style:style style:name="P86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P86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ableCell86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6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866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86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868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6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87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7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87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7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P87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Row875" style:family="table-row">
      <style:table-row-properties style:use-optimal-row-height="false"/>
    </style:style>
    <style:style style:name="P87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P87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ableCell87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7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880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88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882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8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88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8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88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8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P88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Row889" style:family="table-row">
      <style:table-row-properties style:use-optimal-row-height="false"/>
    </style:style>
    <style:style style:name="P89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89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92" style:parent-style-name="Normal" style:family="paragraph">
      <style:paragraph-properties fo:text-align="end" fo:margin-bottom="0in" fo:line-height="100%"/>
    </style:style>
    <style:style style:name="T893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894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895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896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ableCell89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9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899" style:family="table-cell">
      <style:table-cell-properties fo:border-top="none" fo:border-left="none" fo:border-bottom="0.0069in dotted #000000" fo:border-right="0.0416in solid #000000" style:writing-mode="lr-tb" style:vertical-align="middle" fo:padding-top="0.0104in" fo:padding-left="0.0104in" fo:padding-bottom="0.0104in" fo:padding-right="0.0104in"/>
    </style:style>
    <style:style style:name="P90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901" style:family="table-cell">
      <style:table-cell-properties fo:border-top="none" fo:border-left="0.0416in soli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0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90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0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90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90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P90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Row908" style:family="table-row">
      <style:table-row-properties style:use-optimal-row-height="false"/>
    </style:style>
    <style:style style:name="P90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910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911" style:parent-style-name="Normal" style:family="paragraph">
      <style:paragraph-properties fo:text-align="end" fo:margin-bottom="0in" fo:line-height="100%"/>
    </style:style>
    <style:style style:name="T912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913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914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ableCell915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91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917" style:family="table-cell">
      <style:table-cell-properties fo:border-top="none" fo:border-left="none" fo:border-bottom="0.0069in solid #000000" fo:border-right="0.0416in solid #000000" style:writing-mode="lr-tb" style:vertical-align="middle" fo:padding-top="0.0104in" fo:padding-left="0.0104in" fo:padding-bottom="0.0104in" fo:padding-right="0.0104in"/>
    </style:style>
    <style:style style:name="P91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919" style:family="table-cell">
      <style:table-cell-properties fo:border-top="none" fo:border-left="0.0416in soli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92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921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92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923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92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P92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P926" style:parent-style-name="Normal" style:family="paragraph">
      <style:text-properties style:font-name="Lucida Sans" style:font-name-complex="Cascadia Code SemiLight" fo:font-size="8pt" style:font-size-asian="8pt" style:font-size-complex="8pt"/>
    </style:style>
  </office:automatic-styles>
  <office:body>
    <office:text text:use-soft-page-breaks="true">
      <text:p text:style-name="P1">Project Carbon — JC<text:s/>Series<text:s/>Bus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header-rows>
          <table:table-row table:style-name="TableRow11">
            <table:table-cell table:style-name="TableCell12">
              <text:p text:style-name="P13"/>
            </table:table-cell>
            <table:table-cell table:style-name="TableCell14">
              <text:p text:style-name="P15">Description</text:p>
            </table:table-cell>
            <table:table-cell table:style-name="TableCell16">
              <text:p text:style-name="P17">Pin</text:p>
            </table:table-cell>
            <table:table-cell table:style-name="TableCell18">
              <text:p text:style-name="P19">B</text:p>
            </table:table-cell>
            <table:table-cell table:style-name="TableCell20">
              <text:p text:style-name="P21">A</text:p>
            </table:table-cell>
            <table:table-cell table:style-name="TableCell22">
              <text:p text:style-name="P23">Pin</text:p>
            </table:table-cell>
            <table:table-cell table:style-name="TableCell24">
              <text:p text:style-name="P25">Description</text:p>
            </table:table-cell>
            <table:table-cell table:style-name="TableCell26">
              <text:p text:style-name="P27"/>
            </table:table-cell>
          </table:table-row>
        </table:table-header-rows>
        <table:table-row table:style-name="TableRow28">
          <table:table-cell table:style-name="TableCell29" table:number-rows-spanned="20">
            <text:p text:style-name="P30">JC-40 (Standard)</text:p>
          </table:table-cell>
          <table:table-cell table:style-name="TableCell31">
            <text:p text:style-name="P32"><text:span text:style-name="T33">+5</text:span><text:span text:style-name="T34"> </text:span><text:span text:style-name="T35">V DC power</text:span></text:p>
          </table:table-cell>
          <table:table-cell table:style-name="TableCell36">
            <text:p text:style-name="P37">+5V</text:p>
          </table:table-cell>
          <table:table-cell table:style-name="TableCell38">
            <text:p text:style-name="P39">B1</text:p>
          </table:table-cell>
          <table:table-cell table:style-name="TableCell40">
            <text:p text:style-name="P41">A1</text:p>
          </table:table-cell>
          <table:table-cell table:style-name="TableCell42">
            <text:p text:style-name="P43">GND</text:p>
          </table:table-cell>
          <table:table-cell table:style-name="TableCell44">
            <text:p text:style-name="P45">Ground</text:p>
          </table:table-cell>
          <table:table-cell table:style-name="TableCell46" table:number-rows-spanned="20">
            <text:p text:style-name="P47">JC-40 (Standard)</text:p>
          </table:table-cell>
        </table:table-row>
        <table:table-row table:style-name="TableRow48">
          <table:covered-table-cell>
            <text:p text:style-name="P49"/>
          </table:covered-table-cell>
          <table:table-cell table:style-name="TableCell50">
            <text:p text:style-name="P51">Machine cycle 1 indicator</text:p>
          </table:table-cell>
          <table:table-cell table:style-name="TableCell52">
            <text:p text:style-name="P53">/M1</text:p>
          </table:table-cell>
          <table:table-cell table:style-name="TableCell54">
            <text:p text:style-name="P55">B2</text:p>
          </table:table-cell>
          <table:table-cell table:style-name="TableCell56">
            <text:p text:style-name="P57">A2</text:p>
          </table:table-cell>
          <table:table-cell table:style-name="TableCell58">
            <text:p text:style-name="P59">/RESET</text:p>
          </table:table-cell>
          <table:table-cell table:style-name="TableCell60">
            <text:p text:style-name="P61">Primary reset</text:p>
          </table:table-cell>
          <table:covered-table-cell>
            <text:p text:style-name="P62"/>
          </table:covered-table-cell>
        </table:table-row>
        <table:table-row table:style-name="TableRow63">
          <table:covered-table-cell>
            <text:p text:style-name="P64"/>
          </table:covered-table-cell>
          <table:table-cell table:style-name="TableCell65">
            <text:p text:style-name="P66">Interrupt request</text:p>
          </table:table-cell>
          <table:table-cell table:style-name="TableCell67">
            <text:p text:style-name="P68">/INT</text:p>
          </table:table-cell>
          <table:table-cell table:style-name="TableCell69">
            <text:p text:style-name="P70">B3</text:p>
          </table:table-cell>
          <table:table-cell table:style-name="TableCell71">
            <text:p text:style-name="P72">A3</text:p>
          </table:table-cell>
          <table:table-cell table:style-name="TableCell73">
            <text:p text:style-name="P74">CLK</text:p>
          </table:table-cell>
          <table:table-cell table:style-name="TableCell75">
            <text:p text:style-name="P76">Primary clock</text:p>
          </table:table-cell>
          <table:covered-table-cell>
            <text:p text:style-name="P77"/>
          </table:covered-table-cell>
        </table:table-row>
        <table:table-row table:style-name="TableRow78">
          <table:covered-table-cell>
            <text:p text:style-name="P79"/>
          </table:covered-table-cell>
          <table:table-cell table:style-name="TableCell80">
            <text:p text:style-name="P81">Memory request</text:p>
          </table:table-cell>
          <table:table-cell table:style-name="TableCell82">
            <text:p text:style-name="P83">/MREQ</text:p>
          </table:table-cell>
          <table:table-cell table:style-name="TableCell84">
            <text:p text:style-name="P85">B4</text:p>
          </table:table-cell>
          <table:table-cell table:style-name="TableCell86">
            <text:p text:style-name="P87">A4</text:p>
          </table:table-cell>
          <table:table-cell table:style-name="TableCell88">
            <text:p text:style-name="P89">A0</text:p>
          </table:table-cell>
          <table:table-cell table:style-name="TableCell90" table:number-rows-spanned="16">
            <text:p text:style-name="P91">16-bit address bus</text:p>
          </table:table-cell>
          <table:covered-table-cell>
            <text:p text:style-name="P92"/>
          </table:covered-table-cell>
        </table:table-row>
        <table:table-row table:style-name="TableRow93">
          <table:covered-table-cell>
            <text:p text:style-name="P94"/>
          </table:covered-table-cell>
          <table:table-cell table:style-name="TableCell95">
            <text:p text:style-name="P96">I/O request</text:p>
          </table:table-cell>
          <table:table-cell table:style-name="TableCell97">
            <text:p text:style-name="P98">/IORQ</text:p>
          </table:table-cell>
          <table:table-cell table:style-name="TableCell99">
            <text:p text:style-name="P100">B5</text:p>
          </table:table-cell>
          <table:table-cell table:style-name="TableCell101">
            <text:p text:style-name="P102">A5</text:p>
          </table:table-cell>
          <table:table-cell table:style-name="TableCell103">
            <text:p text:style-name="P104">A1</text:p>
          </table:table-cell>
          <table:covered-table-cell>
            <text:p text:style-name="P105"/>
          </table:covered-table-cell>
          <table:covered-table-cell>
            <text:p text:style-name="P106"/>
          </table:covered-table-cell>
        </table:table-row>
        <table:table-row table:style-name="TableRow107">
          <table:covered-table-cell>
            <text:p text:style-name="P108"/>
          </table:covered-table-cell>
          <table:table-cell table:style-name="TableCell109">
            <text:p text:style-name="P110">Write strobe</text:p>
          </table:table-cell>
          <table:table-cell table:style-name="TableCell111">
            <text:p text:style-name="P112">/WR</text:p>
          </table:table-cell>
          <table:table-cell table:style-name="TableCell113">
            <text:p text:style-name="P114">B6</text:p>
          </table:table-cell>
          <table:table-cell table:style-name="TableCell115">
            <text:p text:style-name="P116">A6</text:p>
          </table:table-cell>
          <table:table-cell table:style-name="TableCell117">
            <text:p text:style-name="P118">A2</text:p>
          </table:table-cell>
          <table:covered-table-cell>
            <text:p text:style-name="P119"/>
          </table:covered-table-cell>
          <table:covered-table-cell>
            <text:p text:style-name="P120"/>
          </table:covered-table-cell>
        </table:table-row>
        <table:table-row table:style-name="TableRow121">
          <table:covered-table-cell>
            <text:p text:style-name="P122"/>
          </table:covered-table-cell>
          <table:table-cell table:style-name="TableCell123">
            <text:p text:style-name="P124">Read strobe</text:p>
          </table:table-cell>
          <table:table-cell table:style-name="TableCell125">
            <text:p text:style-name="P126">/RD</text:p>
          </table:table-cell>
          <table:table-cell table:style-name="TableCell127">
            <text:p text:style-name="P128">B7</text:p>
          </table:table-cell>
          <table:table-cell table:style-name="TableCell129">
            <text:p text:style-name="P130">A7</text:p>
          </table:table-cell>
          <table:table-cell table:style-name="TableCell131">
            <text:p text:style-name="P132">A3</text:p>
          </table:table-cell>
          <table:covered-table-cell>
            <text:p text:style-name="P133"/>
          </table:covered-table-cell>
          <table:covered-table-cell>
            <text:p text:style-name="P134"/>
          </table:covered-table-cell>
        </table:table-row>
        <table:table-row table:style-name="TableRow135">
          <table:covered-table-cell>
            <text:p text:style-name="P136"/>
          </table:covered-table-cell>
          <table:table-cell table:style-name="TableCell137">
            <text:p text:style-name="P138"><text:span text:style-name="T139">−</text:span><text:span text:style-name="T140">12</text:span><text:span text:style-name="T141"> </text:span><text:span text:style-name="T142">V DC power</text:span></text:p>
          </table:table-cell>
          <table:table-cell table:style-name="TableCell143">
            <text:p text:style-name="P144"><text:span text:style-name="T145">−</text:span><text:span text:style-name="T146">12V</text:span></text:p>
          </table:table-cell>
          <table:table-cell table:style-name="TableCell147">
            <text:p text:style-name="P148">B8</text:p>
          </table:table-cell>
          <table:table-cell table:style-name="TableCell149">
            <text:p text:style-name="P150">A8</text:p>
          </table:table-cell>
          <table:table-cell table:style-name="TableCell151">
            <text:p text:style-name="P152">A4</text:p>
          </table:table-cell>
          <table:covered-table-cell>
            <text:p text:style-name="P153"/>
          </table:covered-table-cell>
          <table:covered-table-cell>
            <text:p text:style-name="P154"/>
          </table:covered-table-cell>
        </table:table-row>
        <table:table-row table:style-name="TableRow155">
          <table:covered-table-cell>
            <text:p text:style-name="P156"/>
          </table:covered-table-cell>
          <table:table-cell table:style-name="TableCell157">
            <text:p text:style-name="P158">Serial transmit</text:p>
          </table:table-cell>
          <table:table-cell table:style-name="TableCell159">
            <text:p text:style-name="P160">TX</text:p>
          </table:table-cell>
          <table:table-cell table:style-name="TableCell161">
            <text:p text:style-name="P162">B9</text:p>
          </table:table-cell>
          <table:table-cell table:style-name="TableCell163">
            <text:p text:style-name="P164">A9</text:p>
          </table:table-cell>
          <table:table-cell table:style-name="TableCell165">
            <text:p text:style-name="P166">A5</text:p>
          </table:table-cell>
          <table:covered-table-cell>
            <text:p text:style-name="P167"/>
          </table:covered-table-cell>
          <table:covered-table-cell>
            <text:p text:style-name="P168"/>
          </table:covered-table-cell>
        </table:table-row>
        <table:table-row table:style-name="TableRow169">
          <table:covered-table-cell>
            <text:p text:style-name="P170"/>
          </table:covered-table-cell>
          <table:table-cell table:style-name="TableCell171">
            <text:p text:style-name="P172">Serial receive</text:p>
          </table:table-cell>
          <table:table-cell table:style-name="TableCell173">
            <text:p text:style-name="P174">RX</text:p>
          </table:table-cell>
          <table:table-cell table:style-name="TableCell175">
            <text:p text:style-name="P176">B10</text:p>
          </table:table-cell>
          <table:table-cell table:style-name="TableCell177">
            <text:p text:style-name="P178">A10</text:p>
          </table:table-cell>
          <table:table-cell table:style-name="TableCell179">
            <text:p text:style-name="P180">A6</text:p>
          </table:table-cell>
          <table:covered-table-cell>
            <text:p text:style-name="P181"/>
          </table:covered-table-cell>
          <table:covered-table-cell>
            <text:p text:style-name="P182"/>
          </table:covered-table-cell>
        </table:table-row>
        <table:table-row table:style-name="TableRow183">
          <table:covered-table-cell>
            <text:p text:style-name="P184"/>
          </table:covered-table-cell>
          <table:table-cell table:style-name="TableCell185">
            <text:p text:style-name="P186"><text:span text:style-name="T187">+12</text:span><text:span text:style-name="T188"> </text:span><text:span text:style-name="T189">V DC power</text:span></text:p>
          </table:table-cell>
          <table:table-cell table:style-name="TableCell190">
            <text:p text:style-name="P191">+12V</text:p>
          </table:table-cell>
          <table:table-cell table:style-name="TableCell192">
            <text:p text:style-name="P193">B11</text:p>
          </table:table-cell>
          <table:table-cell table:style-name="TableCell194">
            <text:p text:style-name="P195">A11</text:p>
          </table:table-cell>
          <table:table-cell table:style-name="TableCell196">
            <text:p text:style-name="P197">A7</text:p>
          </table:table-cell>
          <table:covered-table-cell>
            <text:p text:style-name="P198"/>
          </table:covered-table-cell>
          <table:covered-table-cell>
            <text:p text:style-name="P199"/>
          </table:covered-table-cell>
        </table:table-row>
        <table:table-row table:style-name="TableRow200">
          <table:covered-table-cell>
            <text:p text:style-name="P201"/>
          </table:covered-table-cell>
          <table:table-cell table:style-name="TableCell202" table:number-rows-spanned="8">
            <text:p text:style-name="P203">8-bit data bus</text:p>
          </table:table-cell>
          <table:table-cell table:style-name="TableCell204">
            <text:p text:style-name="P205">D0</text:p>
          </table:table-cell>
          <table:table-cell table:style-name="TableCell206">
            <text:p text:style-name="P207">B12</text:p>
          </table:table-cell>
          <table:table-cell table:style-name="TableCell208">
            <text:p text:style-name="P209">A12</text:p>
          </table:table-cell>
          <table:table-cell table:style-name="TableCell210">
            <text:p text:style-name="P211">A8</text:p>
          </table:table-cell>
          <table:covered-table-cell>
            <text:p text:style-name="P212"/>
          </table:covered-table-cell>
          <table:covered-table-cell>
            <text:p text:style-name="P213"/>
          </table:covered-table-cell>
        </table:table-row>
        <table:table-row table:style-name="TableRow214">
          <table:covered-table-cell>
            <text:p text:style-name="P215"/>
          </table:covered-table-cell>
          <table:covered-table-cell>
            <text:p text:style-name="P216"/>
          </table:covered-table-cell>
          <table:table-cell table:style-name="TableCell217">
            <text:p text:style-name="P218">D1</text:p>
          </table:table-cell>
          <table:table-cell table:style-name="TableCell219">
            <text:p text:style-name="P220">B13</text:p>
          </table:table-cell>
          <table:table-cell table:style-name="TableCell221">
            <text:p text:style-name="P222">A13</text:p>
          </table:table-cell>
          <table:table-cell table:style-name="TableCell223">
            <text:p text:style-name="P224">A9</text:p>
          </table:table-cell>
          <table:covered-table-cell>
            <text:p text:style-name="P225"/>
          </table:covered-table-cell>
          <table:covered-table-cell>
            <text:p text:style-name="P226"/>
          </table:covered-table-cell>
        </table:table-row>
        <table:table-row table:style-name="TableRow227">
          <table:covered-table-cell>
            <text:p text:style-name="P228"/>
          </table:covered-table-cell>
          <table:covered-table-cell>
            <text:p text:style-name="P229"/>
          </table:covered-table-cell>
          <table:table-cell table:style-name="TableCell230">
            <text:p text:style-name="P231">D2</text:p>
          </table:table-cell>
          <table:table-cell table:style-name="TableCell232">
            <text:p text:style-name="P233">B14</text:p>
          </table:table-cell>
          <table:table-cell table:style-name="TableCell234">
            <text:p text:style-name="P235">A14</text:p>
          </table:table-cell>
          <table:table-cell table:style-name="TableCell236">
            <text:p text:style-name="P237">A10</text:p>
          </table:table-cell>
          <table:covered-table-cell>
            <text:p text:style-name="P238"/>
          </table:covered-table-cell>
          <table:covered-table-cell>
            <text:p text:style-name="P239"/>
          </table:covered-table-cell>
        </table:table-row>
        <table:table-row table:style-name="TableRow240">
          <table:covered-table-cell>
            <text:p text:style-name="P241"/>
          </table:covered-table-cell>
          <table:covered-table-cell>
            <text:p text:style-name="P242"/>
          </table:covered-table-cell>
          <table:table-cell table:style-name="TableCell243">
            <text:p text:style-name="P244">D3</text:p>
          </table:table-cell>
          <table:table-cell table:style-name="TableCell245">
            <text:p text:style-name="P246">B15</text:p>
          </table:table-cell>
          <table:table-cell table:style-name="TableCell247">
            <text:p text:style-name="P248">A15</text:p>
          </table:table-cell>
          <table:table-cell table:style-name="TableCell249">
            <text:p text:style-name="P250">A11</text:p>
          </table:table-cell>
          <table:covered-table-cell>
            <text:p text:style-name="P251"/>
          </table:covered-table-cell>
          <table:covered-table-cell>
            <text:p text:style-name="P252"/>
          </table:covered-table-cell>
        </table:table-row>
        <table:table-row table:style-name="TableRow253">
          <table:covered-table-cell>
            <text:p text:style-name="P254"/>
          </table:covered-table-cell>
          <table:covered-table-cell>
            <text:p text:style-name="P255"/>
          </table:covered-table-cell>
          <table:table-cell table:style-name="TableCell256">
            <text:p text:style-name="P257">D4</text:p>
          </table:table-cell>
          <table:table-cell table:style-name="TableCell258">
            <text:p text:style-name="P259">B16</text:p>
          </table:table-cell>
          <table:table-cell table:style-name="TableCell260">
            <text:p text:style-name="P261">A16</text:p>
          </table:table-cell>
          <table:table-cell table:style-name="TableCell262">
            <text:p text:style-name="P263">A12</text:p>
          </table:table-cell>
          <table:covered-table-cell>
            <text:p text:style-name="P264"/>
          </table:covered-table-cell>
          <table:covered-table-cell>
            <text:p text:style-name="P265"/>
          </table:covered-table-cell>
        </table:table-row>
        <table:table-row table:style-name="TableRow266">
          <table:covered-table-cell>
            <text:p text:style-name="P267"/>
          </table:covered-table-cell>
          <table:covered-table-cell>
            <text:p text:style-name="P268"/>
          </table:covered-table-cell>
          <table:table-cell table:style-name="TableCell269">
            <text:p text:style-name="P270">D5</text:p>
          </table:table-cell>
          <table:table-cell table:style-name="TableCell271">
            <text:p text:style-name="P272">B17</text:p>
          </table:table-cell>
          <table:table-cell table:style-name="TableCell273">
            <text:p text:style-name="P274">A17</text:p>
          </table:table-cell>
          <table:table-cell table:style-name="TableCell275">
            <text:p text:style-name="P276">A13</text:p>
          </table:table-cell>
          <table:covered-table-cell>
            <text:p text:style-name="P277"/>
          </table:covered-table-cell>
          <table:covered-table-cell>
            <text:p text:style-name="P278"/>
          </table:covered-table-cell>
        </table:table-row>
        <table:table-row table:style-name="TableRow279">
          <table:covered-table-cell>
            <text:p text:style-name="P280"/>
          </table:covered-table-cell>
          <table:covered-table-cell>
            <text:p text:style-name="P281"/>
          </table:covered-table-cell>
          <table:table-cell table:style-name="TableCell282">
            <text:p text:style-name="P283">D6</text:p>
          </table:table-cell>
          <table:table-cell table:style-name="TableCell284">
            <text:p text:style-name="P285">B18</text:p>
          </table:table-cell>
          <table:table-cell table:style-name="TableCell286">
            <text:p text:style-name="P287">A18</text:p>
          </table:table-cell>
          <table:table-cell table:style-name="TableCell288">
            <text:p text:style-name="P289">A14</text:p>
          </table:table-cell>
          <table:covered-table-cell>
            <text:p text:style-name="P290"/>
          </table:covered-table-cell>
          <table:covered-table-cell>
            <text:p text:style-name="P291"/>
          </table:covered-table-cell>
        </table:table-row>
        <table:table-row table:style-name="TableRow292">
          <table:covered-table-cell>
            <text:p text:style-name="P293"/>
          </table:covered-table-cell>
          <table:covered-table-cell>
            <text:p text:style-name="P294"/>
          </table:covered-table-cell>
          <table:table-cell table:style-name="TableCell295">
            <text:p text:style-name="P296">D7</text:p>
          </table:table-cell>
          <table:table-cell table:style-name="TableCell297">
            <text:p text:style-name="P298">B19</text:p>
          </table:table-cell>
          <table:table-cell table:style-name="TableCell299">
            <text:p text:style-name="P300">A19</text:p>
          </table:table-cell>
          <table:table-cell table:style-name="TableCell301">
            <text:p text:style-name="P302">A15</text:p>
          </table:table-cell>
          <table:covered-table-cell>
            <text:p text:style-name="P303"/>
          </table:covered-table-cell>
          <table:covered-table-cell>
            <text:p text:style-name="P304"/>
          </table:covered-table-cell>
        </table:table-row>
        <table:table-row table:style-name="TableRow305">
          <table:covered-table-cell>
            <text:p text:style-name="P306"/>
          </table:covered-table-cell>
          <table:table-cell table:style-name="TableCell307">
            <text:p text:style-name="P308"><text:span text:style-name="T309">+5</text:span><text:span text:style-name="T310"> </text:span><text:span text:style-name="T311">V DC power</text:span></text:p>
          </table:table-cell>
          <table:table-cell table:style-name="TableCell312">
            <text:p text:style-name="P313">+5V</text:p>
          </table:table-cell>
          <table:table-cell table:style-name="TableCell314">
            <text:p text:style-name="P315">B20</text:p>
          </table:table-cell>
          <table:table-cell table:style-name="TableCell316">
            <text:p text:style-name="P317">A20</text:p>
          </table:table-cell>
          <table:table-cell table:style-name="TableCell318">
            <text:p text:style-name="P319">GND</text:p>
          </table:table-cell>
          <table:table-cell table:style-name="TableCell320">
            <text:p text:style-name="P321">Ground</text:p>
          </table:table-cell>
          <table:covered-table-cell>
            <text:p text:style-name="P322"/>
          </table:covered-table-cell>
        </table:table-row>
        <table:table-row table:style-name="TableRow323">
          <table:table-cell table:style-name="TableCell324" table:number-rows-spanned="12">
            <text:p text:style-name="P325">JC-64 (Enhanced)</text:p>
          </table:table-cell>
          <table:table-cell table:style-name="TableCell326">
            <text:p text:style-name="P327"><text:span text:style-name="T328">+12</text:span><text:span text:style-name="T329"> </text:span><text:span text:style-name="T330">V DC power</text:span></text:p>
          </table:table-cell>
          <table:table-cell table:style-name="TableCell331">
            <text:p text:style-name="P332">+12V</text:p>
          </table:table-cell>
          <table:table-cell table:style-name="TableCell333">
            <text:p text:style-name="P334">B21</text:p>
          </table:table-cell>
          <table:table-cell table:style-name="TableCell335">
            <text:p text:style-name="P336">A21</text:p>
          </table:table-cell>
          <table:table-cell table:style-name="TableCell337">
            <text:p text:style-name="P338">GND</text:p>
          </table:table-cell>
          <table:table-cell table:style-name="TableCell339">
            <text:p text:style-name="P340">Ground</text:p>
          </table:table-cell>
          <table:table-cell table:style-name="TableCell341" table:number-rows-spanned="12">
            <text:p text:style-name="P342">JC-64 (Enhanced)</text:p>
          </table:table-cell>
        </table:table-row>
        <table:table-row table:style-name="TableRow343">
          <table:covered-table-cell>
            <text:p text:style-name="P344"/>
          </table:covered-table-cell>
          <table:table-cell table:style-name="TableCell345">
            <text:p text:style-name="P346"><text:span text:style-name="T347">+3.3</text:span><text:span text:style-name="T348"> </text:span><text:span text:style-name="T349">V DC power</text:span></text:p>
          </table:table-cell>
          <table:table-cell table:style-name="TableCell350">
            <text:p text:style-name="P351">+3.3V</text:p>
          </table:table-cell>
          <table:table-cell table:style-name="TableCell352">
            <text:p text:style-name="P353">B22</text:p>
          </table:table-cell>
          <table:table-cell table:style-name="TableCell354">
            <text:p text:style-name="P355">A22</text:p>
          </table:table-cell>
          <table:table-cell table:style-name="TableCell356">
            <text:p text:style-name="P357">GND</text:p>
          </table:table-cell>
          <table:table-cell table:style-name="TableCell358">
            <text:p text:style-name="P359">Ground</text:p>
          </table:table-cell>
          <table:covered-table-cell>
            <text:p text:style-name="P360"/>
          </table:covered-table-cell>
        </table:table-row>
        <table:table-row table:style-name="TableRow361">
          <table:covered-table-cell>
            <text:p text:style-name="P362"/>
          </table:covered-table-cell>
          <table:table-cell table:style-name="TableCell363">
            <text:p text:style-name="P364">Secondary serial transmit</text:p>
          </table:table-cell>
          <table:table-cell table:style-name="TableCell365">
            <text:p text:style-name="P366">TX2</text:p>
          </table:table-cell>
          <table:table-cell table:style-name="TableCell367">
            <text:p text:style-name="P368">B23</text:p>
          </table:table-cell>
          <table:table-cell table:style-name="TableCell369">
            <text:p text:style-name="P370">A23</text:p>
          </table:table-cell>
          <table:table-cell table:style-name="TableCell371">
            <text:p text:style-name="P372">A16</text:p>
          </table:table-cell>
          <table:table-cell table:style-name="TableCell373" table:number-rows-spanned="8">
            <text:p text:style-name="P374">24-bit address bus</text:p>
          </table:table-cell>
          <table:covered-table-cell>
            <text:p text:style-name="P375"/>
          </table:covered-table-cell>
        </table:table-row>
        <table:table-row table:style-name="TableRow376">
          <table:covered-table-cell>
            <text:p text:style-name="P377"/>
          </table:covered-table-cell>
          <table:table-cell table:style-name="TableCell378">
            <text:p text:style-name="P379">Secondary serial receive</text:p>
          </table:table-cell>
          <table:table-cell table:style-name="TableCell380">
            <text:p text:style-name="P381">RX2</text:p>
          </table:table-cell>
          <table:table-cell table:style-name="TableCell382">
            <text:p text:style-name="P383">B24</text:p>
          </table:table-cell>
          <table:table-cell table:style-name="TableCell384">
            <text:p text:style-name="P385">A24</text:p>
          </table:table-cell>
          <table:table-cell table:style-name="TableCell386">
            <text:p text:style-name="P387">A17</text:p>
          </table:table-cell>
          <table:covered-table-cell>
            <text:p text:style-name="P388"/>
          </table:covered-table-cell>
          <table:covered-table-cell>
            <text:p text:style-name="P389"/>
          </table:covered-table-cell>
        </table:table-row>
        <table:table-row table:style-name="TableRow390">
          <table:covered-table-cell>
            <text:p text:style-name="P391"/>
          </table:covered-table-cell>
          <table:table-cell table:style-name="TableCell392">
            <text:p text:style-name="P393">Non‑maskable interrupt</text:p>
          </table:table-cell>
          <table:table-cell table:style-name="TableCell394">
            <text:p text:style-name="P395">/NMI</text:p>
          </table:table-cell>
          <table:table-cell table:style-name="TableCell396">
            <text:p text:style-name="P397">B25</text:p>
          </table:table-cell>
          <table:table-cell table:style-name="TableCell398">
            <text:p text:style-name="P399">A25</text:p>
          </table:table-cell>
          <table:table-cell table:style-name="TableCell400">
            <text:p text:style-name="P401">A18</text:p>
          </table:table-cell>
          <table:covered-table-cell>
            <text:p text:style-name="P402"/>
          </table:covered-table-cell>
          <table:covered-table-cell>
            <text:p text:style-name="P403"/>
          </table:covered-table-cell>
        </table:table-row>
        <table:table-row table:style-name="TableRow404">
          <table:covered-table-cell>
            <text:p text:style-name="P405"/>
          </table:covered-table-cell>
          <table:table-cell table:style-name="TableCell406">
            <text:p text:style-name="P407">CPU wait request</text:p>
          </table:table-cell>
          <table:table-cell table:style-name="TableCell408">
            <text:p text:style-name="P409">/WAIT</text:p>
          </table:table-cell>
          <table:table-cell table:style-name="TableCell410">
            <text:p text:style-name="P411">B26</text:p>
          </table:table-cell>
          <table:table-cell table:style-name="TableCell412">
            <text:p text:style-name="P413">A26</text:p>
          </table:table-cell>
          <table:table-cell table:style-name="TableCell414">
            <text:p text:style-name="P415">A19</text:p>
          </table:table-cell>
          <table:covered-table-cell>
            <text:p text:style-name="P416"/>
          </table:covered-table-cell>
          <table:covered-table-cell>
            <text:p text:style-name="P417"/>
          </table:covered-table-cell>
        </table:table-row>
        <table:table-row table:style-name="TableRow418">
          <table:covered-table-cell>
            <text:p text:style-name="P419"/>
          </table:covered-table-cell>
          <table:table-cell table:style-name="TableCell420">
            <text:p text:style-name="P421">CPU halt indicator</text:p>
          </table:table-cell>
          <table:table-cell table:style-name="TableCell422">
            <text:p text:style-name="P423">/HALT</text:p>
          </table:table-cell>
          <table:table-cell table:style-name="TableCell424">
            <text:p text:style-name="P425">B27</text:p>
          </table:table-cell>
          <table:table-cell table:style-name="TableCell426">
            <text:p text:style-name="P427">A27</text:p>
          </table:table-cell>
          <table:table-cell table:style-name="TableCell428">
            <text:p text:style-name="P429">A20</text:p>
          </table:table-cell>
          <table:covered-table-cell>
            <text:p text:style-name="P430"/>
          </table:covered-table-cell>
          <table:covered-table-cell>
            <text:p text:style-name="P431"/>
          </table:covered-table-cell>
        </table:table-row>
        <table:table-row table:style-name="TableRow432">
          <table:covered-table-cell>
            <text:p text:style-name="P433"/>
          </table:covered-table-cell>
          <table:table-cell table:style-name="TableCell434">
            <text:p text:style-name="P435">Bus request</text:p>
          </table:table-cell>
          <table:table-cell table:style-name="TableCell436">
            <text:p text:style-name="P437">/BUSREQ</text:p>
          </table:table-cell>
          <table:table-cell table:style-name="TableCell438">
            <text:p text:style-name="P439">B28</text:p>
          </table:table-cell>
          <table:table-cell table:style-name="TableCell440">
            <text:p text:style-name="P441">A28</text:p>
          </table:table-cell>
          <table:table-cell table:style-name="TableCell442">
            <text:p text:style-name="P443">A21</text:p>
          </table:table-cell>
          <table:covered-table-cell>
            <text:p text:style-name="P444"/>
          </table:covered-table-cell>
          <table:covered-table-cell>
            <text:p text:style-name="P445"/>
          </table:covered-table-cell>
        </table:table-row>
        <table:table-row table:style-name="TableRow446">
          <table:covered-table-cell>
            <text:p text:style-name="P447"/>
          </table:covered-table-cell>
          <table:table-cell table:style-name="TableCell448">
            <text:p text:style-name="P449">Bus acknowledge</text:p>
          </table:table-cell>
          <table:table-cell table:style-name="TableCell450">
            <text:p text:style-name="P451">/BUSACK</text:p>
          </table:table-cell>
          <table:table-cell table:style-name="TableCell452">
            <text:p text:style-name="P453">B29</text:p>
          </table:table-cell>
          <table:table-cell table:style-name="TableCell454">
            <text:p text:style-name="P455">A29</text:p>
          </table:table-cell>
          <table:table-cell table:style-name="TableCell456">
            <text:p text:style-name="P457">A22</text:p>
          </table:table-cell>
          <table:covered-table-cell>
            <text:p text:style-name="P458"/>
          </table:covered-table-cell>
          <table:covered-table-cell>
            <text:p text:style-name="P459"/>
          </table:covered-table-cell>
        </table:table-row>
        <table:table-row table:style-name="TableRow460">
          <table:covered-table-cell>
            <text:p text:style-name="P461"/>
          </table:covered-table-cell>
          <table:table-cell table:style-name="TableCell462">
            <text:p text:style-name="P463">Secondary clock</text:p>
          </table:table-cell>
          <table:table-cell table:style-name="TableCell464">
            <text:p text:style-name="P465">CLK2</text:p>
          </table:table-cell>
          <table:table-cell table:style-name="TableCell466">
            <text:p text:style-name="P467">B30</text:p>
          </table:table-cell>
          <table:table-cell table:style-name="TableCell468">
            <text:p text:style-name="P469">A30</text:p>
          </table:table-cell>
          <table:table-cell table:style-name="TableCell470">
            <text:p text:style-name="P471">A23</text:p>
          </table:table-cell>
          <table:covered-table-cell>
            <text:p text:style-name="P472"/>
          </table:covered-table-cell>
          <table:covered-table-cell>
            <text:p text:style-name="P473"/>
          </table:covered-table-cell>
        </table:table-row>
        <table:table-row table:style-name="TableRow474">
          <table:covered-table-cell>
            <text:p text:style-name="P475"/>
          </table:covered-table-cell>
          <table:table-cell table:style-name="TableCell476">
            <text:p text:style-name="P477">Secondary reset</text:p>
          </table:table-cell>
          <table:table-cell table:style-name="TableCell478">
            <text:p text:style-name="P479">/RESET2</text:p>
          </table:table-cell>
          <table:table-cell table:style-name="TableCell480">
            <text:p text:style-name="P481">B31</text:p>
          </table:table-cell>
          <table:table-cell table:style-name="TableCell482">
            <text:p text:style-name="P483">A31</text:p>
          </table:table-cell>
          <table:table-cell table:style-name="TableCell484">
            <text:p text:style-name="P485">/RFSH</text:p>
          </table:table-cell>
          <table:table-cell table:style-name="TableCell486">
            <text:p text:style-name="P487">Refresh cycle indicator</text:p>
          </table:table-cell>
          <table:covered-table-cell>
            <text:p text:style-name="P488"/>
          </table:covered-table-cell>
        </table:table-row>
        <table:table-row table:style-name="TableRow489">
          <table:covered-table-cell>
            <text:p text:style-name="P490"/>
          </table:covered-table-cell>
          <table:table-cell table:style-name="TableCell491">
            <text:p text:style-name="P492"><text:span text:style-name="T493">+5</text:span><text:span text:style-name="T494"> </text:span><text:span text:style-name="T495">V DC power</text:span></text:p>
          </table:table-cell>
          <table:table-cell table:style-name="TableCell496">
            <text:p text:style-name="P497">+5V</text:p>
          </table:table-cell>
          <table:table-cell table:style-name="TableCell498">
            <text:p text:style-name="P499">B32</text:p>
          </table:table-cell>
          <table:table-cell table:style-name="TableCell500">
            <text:p text:style-name="P501">A32</text:p>
          </table:table-cell>
          <table:table-cell table:style-name="TableCell502">
            <text:p text:style-name="P503">GND</text:p>
          </table:table-cell>
          <table:table-cell table:style-name="TableCell504">
            <text:p text:style-name="P505">Ground</text:p>
          </table:table-cell>
          <table:covered-table-cell>
            <text:p text:style-name="P506"/>
          </table:covered-table-cell>
        </table:table-row>
        <table:table-row table:style-name="TableRow507">
          <table:table-cell table:style-name="TableCell508" table:number-rows-spanned="8">
            <text:p text:style-name="P509">JC-80 (Advanced)</text:p>
          </table:table-cell>
          <table:table-cell table:style-name="TableCell510">
            <text:p text:style-name="P511">Trap breakpoint</text:p>
          </table:table-cell>
          <table:table-cell table:style-name="TableCell512">
            <text:p text:style-name="P513">/TRAP</text:p>
          </table:table-cell>
          <table:table-cell table:style-name="TableCell514">
            <text:p text:style-name="P515">B33</text:p>
          </table:table-cell>
          <table:table-cell table:style-name="TableCell516">
            <text:p text:style-name="P517">A33</text:p>
          </table:table-cell>
          <table:table-cell table:style-name="TableCell518">
            <text:p text:style-name="P519">GND</text:p>
          </table:table-cell>
          <table:table-cell table:style-name="TableCell520">
            <text:p text:style-name="P521">Ground</text:p>
          </table:table-cell>
          <table:table-cell table:style-name="TableCell522" table:number-rows-spanned="8">
            <text:p text:style-name="P523">JC-80 (Advanced)</text:p>
          </table:table-cell>
        </table:table-row>
        <table:table-row table:style-name="TableRow524">
          <table:covered-table-cell>
            <text:p text:style-name="P525"/>
          </table:covered-table-cell>
          <table:table-cell table:style-name="TableCell526">
            <text:p text:style-name="P527">Address latch enable</text:p>
          </table:table-cell>
          <table:table-cell table:style-name="TableCell528">
            <text:p text:style-name="P529">ALE</text:p>
          </table:table-cell>
          <table:table-cell table:style-name="TableCell530">
            <text:p text:style-name="P531">B34</text:p>
          </table:table-cell>
          <table:table-cell table:style-name="TableCell532">
            <text:p text:style-name="P533">A34</text:p>
          </table:table-cell>
          <table:table-cell table:style-name="TableCell534">
            <text:p text:style-name="P535">GND</text:p>
          </table:table-cell>
          <table:table-cell table:style-name="TableCell536">
            <text:p text:style-name="P537">Ground</text:p>
          </table:table-cell>
          <table:covered-table-cell>
            <text:p text:style-name="P538"/>
          </table:covered-table-cell>
        </table:table-row>
        <table:table-row table:style-name="TableRow539">
          <table:covered-table-cell>
            <text:p text:style-name="P540"/>
          </table:covered-table-cell>
          <table:table-cell table:style-name="TableCell541" table:number-rows-spanned="2">
            <text:p text:style-name="P542">Zilog direct memory access</text:p>
          </table:table-cell>
          <table:table-cell table:style-name="TableCell543">
            <text:p text:style-name="P544">/BAI</text:p>
          </table:table-cell>
          <table:table-cell table:style-name="TableCell545">
            <text:p text:style-name="P546">B35</text:p>
          </table:table-cell>
          <table:table-cell table:style-name="TableCell547">
            <text:p text:style-name="P548">A35</text:p>
          </table:table-cell>
          <table:table-cell table:style-name="TableCell549">
            <text:p text:style-name="P550">IEI</text:p>
          </table:table-cell>
          <table:table-cell table:style-name="TableCell551" table:number-rows-spanned="2">
            <text:p text:style-name="P552">Zilog interrupt requests</text:p>
          </table:table-cell>
          <table:covered-table-cell>
            <text:p text:style-name="P553"/>
          </table:covered-table-cell>
        </table:table-row>
        <table:table-row table:style-name="TableRow554">
          <table:covered-table-cell>
            <text:p text:style-name="P555"/>
          </table:covered-table-cell>
          <table:covered-table-cell>
            <text:p text:style-name="P556"/>
          </table:covered-table-cell>
          <table:table-cell table:style-name="TableCell557">
            <text:p text:style-name="P558">/BAO</text:p>
          </table:table-cell>
          <table:table-cell table:style-name="TableCell559">
            <text:p text:style-name="P560">B36</text:p>
          </table:table-cell>
          <table:table-cell table:style-name="TableCell561">
            <text:p text:style-name="P562">A36</text:p>
          </table:table-cell>
          <table:table-cell table:style-name="TableCell563">
            <text:p text:style-name="P564">IEO</text:p>
          </table:table-cell>
          <table:covered-table-cell>
            <text:p text:style-name="P565"/>
          </table:covered-table-cell>
          <table:covered-table-cell>
            <text:p text:style-name="P566"/>
          </table:covered-table-cell>
        </table:table-row>
        <table:table-row table:style-name="TableRow567">
          <table:covered-table-cell>
            <text:p text:style-name="P568"/>
          </table:covered-table-cell>
          <table:table-cell table:style-name="TableCell569" table:number-rows-spanned="4">
            <text:p text:style-name="P570"><text:span text:style-name="T571">Direct memory access</text:span></text:p>
          </table:table-cell>
          <table:table-cell table:style-name="TableCell572">
            <text:p text:style-name="P573">/DREQ0</text:p>
          </table:table-cell>
          <table:table-cell table:style-name="TableCell574">
            <text:p text:style-name="P575">B37</text:p>
          </table:table-cell>
          <table:table-cell table:style-name="TableCell576">
            <text:p text:style-name="P577">A37</text:p>
          </table:table-cell>
          <table:table-cell table:style-name="TableCell578">
            <text:p text:style-name="P579">/IRQ0</text:p>
          </table:table-cell>
          <table:table-cell table:style-name="TableCell580" table:number-rows-spanned="4">
            <text:p text:style-name="P581">Interrupt requests</text:p>
          </table:table-cell>
          <table:covered-table-cell>
            <text:p text:style-name="P582"/>
          </table:covered-table-cell>
        </table:table-row>
        <table:table-row table:style-name="TableRow583">
          <table:covered-table-cell>
            <text:p text:style-name="P584"/>
          </table:covered-table-cell>
          <table:covered-table-cell>
            <text:p text:style-name="P585"/>
          </table:covered-table-cell>
          <table:table-cell table:style-name="TableCell586">
            <text:p text:style-name="P587">/DACK0</text:p>
          </table:table-cell>
          <table:table-cell table:style-name="TableCell588">
            <text:p text:style-name="P589">B38</text:p>
          </table:table-cell>
          <table:table-cell table:style-name="TableCell590">
            <text:p text:style-name="P591">A38</text:p>
          </table:table-cell>
          <table:table-cell table:style-name="TableCell592">
            <text:p text:style-name="P593">/IRQ1</text:p>
          </table:table-cell>
          <table:covered-table-cell>
            <text:p text:style-name="P594"/>
          </table:covered-table-cell>
          <table:covered-table-cell>
            <text:p text:style-name="P595"/>
          </table:covered-table-cell>
        </table:table-row>
        <table:table-row table:style-name="TableRow596">
          <table:covered-table-cell>
            <text:p text:style-name="P597"/>
          </table:covered-table-cell>
          <table:covered-table-cell>
            <text:p text:style-name="P598"/>
          </table:covered-table-cell>
          <table:table-cell table:style-name="TableCell599">
            <text:p text:style-name="P600">/DREQ1</text:p>
          </table:table-cell>
          <table:table-cell table:style-name="TableCell601">
            <text:p text:style-name="P602">B39</text:p>
          </table:table-cell>
          <table:table-cell table:style-name="TableCell603">
            <text:p text:style-name="P604">A39</text:p>
          </table:table-cell>
          <table:table-cell table:style-name="TableCell605">
            <text:p text:style-name="P606">/IRQ2</text:p>
          </table:table-cell>
          <table:covered-table-cell>
            <text:p text:style-name="P607"/>
          </table:covered-table-cell>
          <table:covered-table-cell>
            <text:p text:style-name="P608"/>
          </table:covered-table-cell>
        </table:table-row>
        <table:table-row table:style-name="TableRow609">
          <table:covered-table-cell>
            <text:p text:style-name="P610"/>
          </table:covered-table-cell>
          <table:covered-table-cell>
            <text:p text:style-name="P611"/>
          </table:covered-table-cell>
          <table:table-cell table:style-name="TableCell612">
            <text:p text:style-name="P613">/DACK1</text:p>
          </table:table-cell>
          <table:table-cell table:style-name="TableCell614">
            <text:p text:style-name="P615">B40</text:p>
          </table:table-cell>
          <table:table-cell table:style-name="TableCell616">
            <text:p text:style-name="P617">A40</text:p>
          </table:table-cell>
          <table:table-cell table:style-name="TableCell618">
            <text:p text:style-name="P619">/IRQ3</text:p>
          </table:table-cell>
          <table:covered-table-cell>
            <text:p text:style-name="P620"/>
          </table:covered-table-cell>
          <table:covered-table-cell>
            <text:p text:style-name="P621"/>
          </table:covered-table-cell>
        </table:table-row>
        <table:table-row table:style-name="TableRow622">
          <table:table-cell table:style-name="TableCell623" table:number-rows-spanned="10">
            <text:p text:style-name="P624">JC-100 (Ultimate)</text:p>
          </table:table-cell>
          <table:table-cell table:style-name="TableCell625" table:number-rows-spanned="4">
            <text:p text:style-name="P626">Direct memory access</text:p>
          </table:table-cell>
          <table:table-cell table:style-name="TableCell627">
            <text:p text:style-name="P628">/DREQ2</text:p>
          </table:table-cell>
          <table:table-cell table:style-name="TableCell629">
            <text:p text:style-name="P630">B41</text:p>
          </table:table-cell>
          <table:table-cell table:style-name="TableCell631">
            <text:p text:style-name="P632">A41</text:p>
          </table:table-cell>
          <table:table-cell table:style-name="TableCell633">
            <text:p text:style-name="P634">/IRQ4</text:p>
          </table:table-cell>
          <table:table-cell table:style-name="TableCell635" table:number-rows-spanned="4">
            <text:p text:style-name="P636">Interrupt requests</text:p>
          </table:table-cell>
          <table:table-cell table:style-name="TableCell637" table:number-rows-spanned="10">
            <text:p text:style-name="P638">JC-100 (Ultimate)</text:p>
          </table:table-cell>
        </table:table-row>
        <table:table-row table:style-name="TableRow639">
          <table:covered-table-cell>
            <text:p text:style-name="P640"/>
          </table:covered-table-cell>
          <table:covered-table-cell>
            <text:p text:style-name="P641"/>
          </table:covered-table-cell>
          <table:table-cell table:style-name="TableCell642">
            <text:p text:style-name="P643">/DACK2</text:p>
          </table:table-cell>
          <table:table-cell table:style-name="TableCell644">
            <text:p text:style-name="P645">B42</text:p>
          </table:table-cell>
          <table:table-cell table:style-name="TableCell646">
            <text:p text:style-name="P647">A42</text:p>
          </table:table-cell>
          <table:table-cell table:style-name="TableCell648">
            <text:p text:style-name="P649">/IRQ5</text:p>
          </table:table-cell>
          <table:covered-table-cell>
            <text:p text:style-name="P650"/>
          </table:covered-table-cell>
          <table:covered-table-cell>
            <text:p text:style-name="P651"/>
          </table:covered-table-cell>
        </table:table-row>
        <table:table-row table:style-name="TableRow652">
          <table:covered-table-cell>
            <text:p text:style-name="P653"/>
          </table:covered-table-cell>
          <table:covered-table-cell>
            <text:p text:style-name="P654"/>
          </table:covered-table-cell>
          <table:table-cell table:style-name="TableCell655">
            <text:p text:style-name="P656">/DREQ3</text:p>
          </table:table-cell>
          <table:table-cell table:style-name="TableCell657">
            <text:p text:style-name="P658">B43</text:p>
          </table:table-cell>
          <table:table-cell table:style-name="TableCell659">
            <text:p text:style-name="P660">A43</text:p>
          </table:table-cell>
          <table:table-cell table:style-name="TableCell661">
            <text:p text:style-name="P662">/IRQ6</text:p>
          </table:table-cell>
          <table:covered-table-cell>
            <text:p text:style-name="P663"/>
          </table:covered-table-cell>
          <table:covered-table-cell>
            <text:p text:style-name="P664"/>
          </table:covered-table-cell>
        </table:table-row>
        <table:table-row table:style-name="TableRow665">
          <table:covered-table-cell>
            <text:p text:style-name="P666"/>
          </table:covered-table-cell>
          <table:covered-table-cell>
            <text:p text:style-name="P667"/>
          </table:covered-table-cell>
          <table:table-cell table:style-name="TableCell668">
            <text:p text:style-name="P669">/DACK3</text:p>
          </table:table-cell>
          <table:table-cell table:style-name="TableCell670">
            <text:p text:style-name="P671">B44</text:p>
          </table:table-cell>
          <table:table-cell table:style-name="TableCell672">
            <text:p text:style-name="P673">A44</text:p>
          </table:table-cell>
          <table:table-cell table:style-name="TableCell674">
            <text:p text:style-name="P675">/IRQ7</text:p>
          </table:table-cell>
          <table:covered-table-cell>
            <text:p text:style-name="P676"/>
          </table:covered-table-cell>
          <table:covered-table-cell>
            <text:p text:style-name="P677"/>
          </table:covered-table-cell>
        </table:table-row>
        <table:table-row table:style-name="TableRow678">
          <table:covered-table-cell>
            <text:p text:style-name="P679"/>
          </table:covered-table-cell>
          <table:table-cell table:style-name="TableCell680">
            <text:p text:style-name="P681">(Unassigned)</text:p>
          </table:table-cell>
          <table:table-cell table:style-name="TableCell682">
            <text:p text:style-name="P683">(NC)</text:p>
          </table:table-cell>
          <table:table-cell table:style-name="TableCell684">
            <text:p text:style-name="P685">B45</text:p>
          </table:table-cell>
          <table:table-cell table:style-name="TableCell686">
            <text:p text:style-name="P687">A45</text:p>
          </table:table-cell>
          <table:table-cell table:style-name="TableCell688">
            <text:p text:style-name="P689">(NC)</text:p>
          </table:table-cell>
          <table:table-cell table:style-name="TableCell690">
            <text:p text:style-name="P691">(Unassigned)</text:p>
          </table:table-cell>
          <table:covered-table-cell>
            <text:p text:style-name="P692"/>
          </table:covered-table-cell>
        </table:table-row>
        <table:table-row table:style-name="TableRow693">
          <table:covered-table-cell>
            <text:p text:style-name="P694"/>
          </table:covered-table-cell>
          <table:table-cell table:style-name="TableCell695">
            <text:p text:style-name="P696">(Unassigned)</text:p>
          </table:table-cell>
          <table:table-cell table:style-name="TableCell697">
            <text:p text:style-name="P698">(NC)</text:p>
          </table:table-cell>
          <table:table-cell table:style-name="TableCell699">
            <text:p text:style-name="P700">B46</text:p>
          </table:table-cell>
          <table:table-cell table:style-name="TableCell701">
            <text:p text:style-name="P702">A46</text:p>
          </table:table-cell>
          <table:table-cell table:style-name="TableCell703">
            <text:p text:style-name="P704">(NC)</text:p>
          </table:table-cell>
          <table:table-cell table:style-name="TableCell705">
            <text:p text:style-name="P706">(Unassigned)</text:p>
          </table:table-cell>
          <table:covered-table-cell>
            <text:p text:style-name="P707"/>
          </table:covered-table-cell>
        </table:table-row>
        <table:table-row table:style-name="TableRow708">
          <table:covered-table-cell>
            <text:p text:style-name="P709"/>
          </table:covered-table-cell>
          <table:table-cell table:style-name="TableCell710">
            <text:p text:style-name="P711">Bus lock</text:p>
          </table:table-cell>
          <table:table-cell table:style-name="TableCell712">
            <text:p text:style-name="P713">/LOCK</text:p>
          </table:table-cell>
          <table:table-cell table:style-name="TableCell714">
            <text:p text:style-name="P715">B47</text:p>
          </table:table-cell>
          <table:table-cell table:style-name="TableCell716">
            <text:p text:style-name="P717">A47</text:p>
          </table:table-cell>
          <table:table-cell table:style-name="TableCell718">
            <text:p text:style-name="P719">VMA</text:p>
          </table:table-cell>
          <table:table-cell table:style-name="TableCell720">
            <text:p text:style-name="P721">Valid memory address</text:p>
          </table:table-cell>
          <table:covered-table-cell>
            <text:p text:style-name="P722"/>
          </table:covered-table-cell>
        </table:table-row>
        <table:table-row table:style-name="TableRow723">
          <table:covered-table-cell>
            <text:p text:style-name="P724"/>
          </table:covered-table-cell>
          <table:table-cell table:style-name="TableCell725">
            <text:p text:style-name="P726">Program store enable</text:p>
          </table:table-cell>
          <table:table-cell table:style-name="TableCell727">
            <text:p text:style-name="P728">/PSEN</text:p>
          </table:table-cell>
          <table:table-cell table:style-name="TableCell729">
            <text:p text:style-name="P730">B48</text:p>
          </table:table-cell>
          <table:table-cell table:style-name="TableCell731">
            <text:p text:style-name="P732">A48</text:p>
          </table:table-cell>
          <table:table-cell table:style-name="TableCell733">
            <text:p text:style-name="P734">/FIRQ</text:p>
          </table:table-cell>
          <table:table-cell table:style-name="TableCell735">
            <text:p text:style-name="P736">Fast interrupt request</text:p>
          </table:table-cell>
          <table:covered-table-cell>
            <text:p text:style-name="P737"/>
          </table:covered-table-cell>
        </table:table-row>
        <table:table-row table:style-name="TableRow738">
          <table:covered-table-cell>
            <text:p text:style-name="P739"/>
          </table:covered-table-cell>
          <table:table-cell table:style-name="TableCell740">
            <text:p text:style-name="P741"><text:span text:style-name="T742">+12</text:span><text:span text:style-name="T743"> </text:span><text:span text:style-name="T744">V DC power</text:span></text:p>
          </table:table-cell>
          <table:table-cell table:style-name="TableCell745">
            <text:p text:style-name="P746">+12V</text:p>
          </table:table-cell>
          <table:table-cell table:style-name="TableCell747">
            <text:p text:style-name="P748">B49</text:p>
          </table:table-cell>
          <table:table-cell table:style-name="TableCell749">
            <text:p text:style-name="P750">A49</text:p>
          </table:table-cell>
          <table:table-cell table:style-name="TableCell751">
            <text:p text:style-name="P752">GND</text:p>
          </table:table-cell>
          <table:table-cell table:style-name="TableCell753">
            <text:p text:style-name="P754">Ground</text:p>
          </table:table-cell>
          <table:covered-table-cell>
            <text:p text:style-name="P755"/>
          </table:covered-table-cell>
        </table:table-row>
        <table:table-row table:style-name="TableRow756">
          <table:covered-table-cell>
            <text:p text:style-name="P757"/>
          </table:covered-table-cell>
          <table:table-cell table:style-name="TableCell758">
            <text:p text:style-name="P759"><text:span text:style-name="T760">+5</text:span><text:span text:style-name="T761"> </text:span><text:span text:style-name="T762">V DC power</text:span></text:p>
          </table:table-cell>
          <table:table-cell table:style-name="TableCell763">
            <text:p text:style-name="P764">+5V</text:p>
          </table:table-cell>
          <table:table-cell table:style-name="TableCell765">
            <text:p text:style-name="P766">B50</text:p>
          </table:table-cell>
          <table:table-cell table:style-name="TableCell767">
            <text:p text:style-name="P768">A50</text:p>
          </table:table-cell>
          <table:table-cell table:style-name="TableCell769">
            <text:p text:style-name="P770">GND</text:p>
          </table:table-cell>
          <table:table-cell table:style-name="TableCell771">
            <text:p text:style-name="P772">Ground</text:p>
          </table:table-cell>
          <table:covered-table-cell>
            <text:p text:style-name="P773"/>
          </table:covered-table-cell>
        </table:table-row>
        <table:table-row table:style-name="TableRow774">
          <table:table-cell table:style-name="TableCell775" table:number-rows-spanned="10">
            <text:p text:style-name="P776">JC-120 (eXtended)</text:p>
          </table:table-cell>
          <table:table-cell table:style-name="TableCell777" table:number-rows-spanned="8">
            <text:p text:style-name="P778">16-bit data bus</text:p>
          </table:table-cell>
          <table:table-cell table:style-name="TableCell779">
            <text:p text:style-name="P780">D8</text:p>
          </table:table-cell>
          <table:table-cell table:style-name="TableCell781">
            <text:p text:style-name="P782">B51</text:p>
          </table:table-cell>
          <table:table-cell table:style-name="TableCell783">
            <text:p text:style-name="P784">A51</text:p>
          </table:table-cell>
          <table:table-cell table:style-name="TableCell785">
            <text:p text:style-name="P786">/BHE</text:p>
          </table:table-cell>
          <table:table-cell table:style-name="TableCell787">
            <text:p text:style-name="P788">Byte high enable</text:p>
          </table:table-cell>
          <table:table-cell table:style-name="TableCell789" table:number-rows-spanned="10">
            <text:p text:style-name="P790">JC-120 (eXtended)</text:p>
          </table:table-cell>
        </table:table-row>
        <table:table-row table:style-name="TableRow791">
          <table:covered-table-cell>
            <text:p text:style-name="P792"/>
          </table:covered-table-cell>
          <table:covered-table-cell>
            <text:p text:style-name="P793"/>
          </table:covered-table-cell>
          <table:table-cell table:style-name="TableCell794">
            <text:p text:style-name="P795">D9</text:p>
          </table:table-cell>
          <table:table-cell table:style-name="TableCell796">
            <text:p text:style-name="P797">B52</text:p>
          </table:table-cell>
          <table:table-cell table:style-name="TableCell798">
            <text:p text:style-name="P799">A52</text:p>
          </table:table-cell>
          <table:table-cell table:style-name="TableCell800">
            <text:p text:style-name="P801">(RES)</text:p>
          </table:table-cell>
          <table:table-cell table:style-name="TableCell802">
            <text:p text:style-name="P803">(Reserved)</text:p>
          </table:table-cell>
          <table:covered-table-cell>
            <text:p text:style-name="P804"/>
          </table:covered-table-cell>
        </table:table-row>
        <table:table-row table:style-name="TableRow805">
          <table:covered-table-cell>
            <text:p text:style-name="P806"/>
          </table:covered-table-cell>
          <table:covered-table-cell>
            <text:p text:style-name="P807"/>
          </table:covered-table-cell>
          <table:table-cell table:style-name="TableCell808">
            <text:p text:style-name="P809">D10</text:p>
          </table:table-cell>
          <table:table-cell table:style-name="TableCell810">
            <text:p text:style-name="P811">B53</text:p>
          </table:table-cell>
          <table:table-cell table:style-name="TableCell812">
            <text:p text:style-name="P813">A53</text:p>
          </table:table-cell>
          <table:table-cell table:style-name="TableCell814">
            <text:p text:style-name="P815">(NC)</text:p>
          </table:table-cell>
          <table:table-cell table:style-name="TableCell816">
            <text:p text:style-name="P817">(Unassigned)</text:p>
          </table:table-cell>
          <table:covered-table-cell>
            <text:p text:style-name="P818"/>
          </table:covered-table-cell>
        </table:table-row>
        <table:table-row table:style-name="TableRow819">
          <table:covered-table-cell>
            <text:p text:style-name="P820"/>
          </table:covered-table-cell>
          <table:covered-table-cell>
            <text:p text:style-name="P821"/>
          </table:covered-table-cell>
          <table:table-cell table:style-name="TableCell822">
            <text:p text:style-name="P823">D11</text:p>
          </table:table-cell>
          <table:table-cell table:style-name="TableCell824">
            <text:p text:style-name="P825">B54</text:p>
          </table:table-cell>
          <table:table-cell table:style-name="TableCell826">
            <text:p text:style-name="P827">A54</text:p>
          </table:table-cell>
          <table:table-cell table:style-name="TableCell828">
            <text:p text:style-name="P829">(NC)</text:p>
          </table:table-cell>
          <table:table-cell table:style-name="TableCell830">
            <text:p text:style-name="P831">(Unassigned)</text:p>
          </table:table-cell>
          <table:covered-table-cell>
            <text:p text:style-name="P832"/>
          </table:covered-table-cell>
        </table:table-row>
        <table:table-row table:style-name="TableRow833">
          <table:covered-table-cell>
            <text:p text:style-name="P834"/>
          </table:covered-table-cell>
          <table:covered-table-cell>
            <text:p text:style-name="P835"/>
          </table:covered-table-cell>
          <table:table-cell table:style-name="TableCell836">
            <text:p text:style-name="P837">D12</text:p>
          </table:table-cell>
          <table:table-cell table:style-name="TableCell838">
            <text:p text:style-name="P839">B55</text:p>
          </table:table-cell>
          <table:table-cell table:style-name="TableCell840">
            <text:p text:style-name="P841">A55</text:p>
          </table:table-cell>
          <table:table-cell table:style-name="TableCell842">
            <text:p text:style-name="P843">(NC)</text:p>
          </table:table-cell>
          <table:table-cell table:style-name="TableCell844">
            <text:p text:style-name="P845">(Unassigned)</text:p>
          </table:table-cell>
          <table:covered-table-cell>
            <text:p text:style-name="P846"/>
          </table:covered-table-cell>
        </table:table-row>
        <table:table-row table:style-name="TableRow847">
          <table:covered-table-cell>
            <text:p text:style-name="P848"/>
          </table:covered-table-cell>
          <table:covered-table-cell>
            <text:p text:style-name="P849"/>
          </table:covered-table-cell>
          <table:table-cell table:style-name="TableCell850">
            <text:p text:style-name="P851">D13</text:p>
          </table:table-cell>
          <table:table-cell table:style-name="TableCell852">
            <text:p text:style-name="P853">B56</text:p>
          </table:table-cell>
          <table:table-cell table:style-name="TableCell854">
            <text:p text:style-name="P855">A56</text:p>
          </table:table-cell>
          <table:table-cell table:style-name="TableCell856">
            <text:p text:style-name="P857">(NC)</text:p>
          </table:table-cell>
          <table:table-cell table:style-name="TableCell858">
            <text:p text:style-name="P859">(Unassigned)</text:p>
          </table:table-cell>
          <table:covered-table-cell>
            <text:p text:style-name="P860"/>
          </table:covered-table-cell>
        </table:table-row>
        <table:table-row table:style-name="TableRow861">
          <table:covered-table-cell>
            <text:p text:style-name="P862"/>
          </table:covered-table-cell>
          <table:covered-table-cell>
            <text:p text:style-name="P863"/>
          </table:covered-table-cell>
          <table:table-cell table:style-name="TableCell864">
            <text:p text:style-name="P865">D14</text:p>
          </table:table-cell>
          <table:table-cell table:style-name="TableCell866">
            <text:p text:style-name="P867">B57</text:p>
          </table:table-cell>
          <table:table-cell table:style-name="TableCell868">
            <text:p text:style-name="P869">A57</text:p>
          </table:table-cell>
          <table:table-cell table:style-name="TableCell870">
            <text:p text:style-name="P871">(NC)</text:p>
          </table:table-cell>
          <table:table-cell table:style-name="TableCell872">
            <text:p text:style-name="P873">(Unassigned)</text:p>
          </table:table-cell>
          <table:covered-table-cell>
            <text:p text:style-name="P874"/>
          </table:covered-table-cell>
        </table:table-row>
        <table:table-row table:style-name="TableRow875">
          <table:covered-table-cell>
            <text:p text:style-name="P876"/>
          </table:covered-table-cell>
          <table:covered-table-cell>
            <text:p text:style-name="P877"/>
          </table:covered-table-cell>
          <table:table-cell table:style-name="TableCell878">
            <text:p text:style-name="P879">D15</text:p>
          </table:table-cell>
          <table:table-cell table:style-name="TableCell880">
            <text:p text:style-name="P881">B58</text:p>
          </table:table-cell>
          <table:table-cell table:style-name="TableCell882">
            <text:p text:style-name="P883">A58</text:p>
          </table:table-cell>
          <table:table-cell table:style-name="TableCell884">
            <text:p text:style-name="P885">(NC)</text:p>
          </table:table-cell>
          <table:table-cell table:style-name="TableCell886">
            <text:p text:style-name="P887">(Unassigned)</text:p>
          </table:table-cell>
          <table:covered-table-cell>
            <text:p text:style-name="P888"/>
          </table:covered-table-cell>
        </table:table-row>
        <table:table-row table:style-name="TableRow889">
          <table:covered-table-cell>
            <text:p text:style-name="P890"/>
          </table:covered-table-cell>
          <table:table-cell table:style-name="TableCell891">
            <text:p text:style-name="P892"><text:span text:style-name="T893">+</text:span><text:span text:style-name="T894">3.3</text:span><text:span text:style-name="T895"> </text:span><text:span text:style-name="T896">V DC power</text:span></text:p>
          </table:table-cell>
          <table:table-cell table:style-name="TableCell897">
            <text:p text:style-name="P898">+3.3V</text:p>
          </table:table-cell>
          <table:table-cell table:style-name="TableCell899">
            <text:p text:style-name="P900">B59</text:p>
          </table:table-cell>
          <table:table-cell table:style-name="TableCell901">
            <text:p text:style-name="P902">A59</text:p>
          </table:table-cell>
          <table:table-cell table:style-name="TableCell903">
            <text:p text:style-name="P904">GND</text:p>
          </table:table-cell>
          <table:table-cell table:style-name="TableCell905">
            <text:p text:style-name="P906">Ground</text:p>
          </table:table-cell>
          <table:covered-table-cell>
            <text:p text:style-name="P907"/>
          </table:covered-table-cell>
        </table:table-row>
        <table:table-row table:style-name="TableRow908">
          <table:covered-table-cell>
            <text:p text:style-name="P909"/>
          </table:covered-table-cell>
          <table:table-cell table:style-name="TableCell910">
            <text:p text:style-name="P911"><text:span text:style-name="T912">+5</text:span><text:span text:style-name="T913"> </text:span><text:span text:style-name="T914">V DC power</text:span></text:p>
          </table:table-cell>
          <table:table-cell table:style-name="TableCell915">
            <text:p text:style-name="P916">+5V</text:p>
          </table:table-cell>
          <table:table-cell table:style-name="TableCell917">
            <text:p text:style-name="P918">B60</text:p>
          </table:table-cell>
          <table:table-cell table:style-name="TableCell919">
            <text:p text:style-name="P920">A60</text:p>
          </table:table-cell>
          <table:table-cell table:style-name="TableCell921">
            <text:p text:style-name="P922">GND</text:p>
          </table:table-cell>
          <table:table-cell table:style-name="TableCell923">
            <text:p text:style-name="P924">Ground</text:p>
          </table:table-cell>
          <table:covered-table-cell>
            <text:p text:style-name="P925"/>
          </table:covered-table-cell>
        </table:table-row>
      </table:table>
      <text:p text:style-name="P9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Lucida Sans" svg:font-family="Lucida Sans" style:font-family-generic="swiss" style:font-pitch="variable" svg:panose-1="2 11 6 2 3 5 4 2 2 4"/>
    <style:font-face style:name="Cascadia Code SemiLight" svg:font-family="Cascadia Code SemiLight" style:font-family-generic="modern" style:font-pitch="fixed" svg:panose-1="2 11 6 9 2 0 0 2 0 4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AU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ules Carboni</meta:initial-creator>
    <dc:creator>Jules Carboni</dc:creator>
    <meta:creation-date>2025-08-04T09:08:00Z</meta:creation-date>
    <dc:date>2025-08-04T11:44:00Z</dc:date>
    <meta:template xlink:href="Normal.dotm" xlink:type="simple"/>
    <meta:editing-cycles>29</meta:editing-cycles>
    <meta:editing-duration>PT9600S</meta:editing-duration>
    <meta:document-statistic meta:page-count="2" meta:paragraph-count="5" meta:word-count="379" meta:character-count="2537" meta:row-count="18" meta:non-whitespace-character-count="2163"/>
  </office:meta>
</office:document-meta>
</file>